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31</dc:date><text:p text:style-name="P14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37</dc:date><text:p text:style-name="P14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40</dc:date><text:p text:style-name="P14"><text:span text:style-name="T2">chinese “</text:span><text:span text:style-name="T2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>RE</text:p>
          </table:table-cell>
          <table:table-cell table:style-name="表23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/>
      <text:p text:style-name="P6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1"/>
          </table:table-cell>
          <table:table-cell table:style-name="表24.A1" table:number-rows-spanned="2" office:value-type="string">
            <text:p text:style-name="P9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>@@@</text:p>
      <text:p text:style-name="P6"/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1"/>
          </table:table-cell>
          <table:table-cell table:style-name="表25.A1" table:number-rows-spanned="2" office:value-type="string">
            <text:p text:style-name="P9">aaa</text:p>
          </table:table-cell>
          <table:table-cell table:style-name="表25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/>
          </table:table-cell>
        </table:table-row>
      </table:table>
      <text:p text:style-name="P6"/>
      <text:p text:style-name="P6"/>
      <text:p text:style-name="P6">==================== TEMPLATE</text:p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<text:soft-page-break/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>=====================</text:p>
      <text:p text:style-name="P6">%%</text:p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12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12">ne5[any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12">pui6</text:p>
            </table:table-cell>
          </table:table-row>
          <text:soft-page-break/>
          <table:table-row>
            <table:table-cell table:style-name="表20.A2" office:value-type="string">
              <text:p text:style-name="P9">ម្រា</text:p>
            </table:table-cell>
            <table:table-cell table:style-name="表20.B2" office:value-type="string">
              <text:p text:style-name="P12">rae4</text:p>
            </table:table-cell>
          </table:table-row>
          <table:table-row>
            <table:table-cell table:style-name="表20.A2" office:value-type="string">
              <text:p text:style-name="P9">ស</text:p>
            </table:table-cell>
            <table:table-cell table:style-name="表20.B2" office:value-type="string">
              <text:p text:style-name="P12">sam3</text:p>
            </table:table-cell>
          </table:table-row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12">tae6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28T10:46:07.02</dc:date>
    <dc:creator>iwabuchi ken</dc:creator>
    <meta:editing-duration>PT3H25M45S</meta:editing-duration>
    <meta:editing-cycles>50</meta:editing-cycles>
    <meta:generator>OpenOffice/4.1.3$Win32 OpenOffice.org_project/413m1$Build-9783</meta:generator>
    <meta:document-statistic meta:table-count="25" meta:image-count="0" meta:object-count="0" meta:page-count="12" meta:paragraph-count="134" meta:word-count="721" meta:character-count="4598"/>
  </office:meta>
</office:document-meta>
</file>